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image/png" manifest:full-path="Pictures/1000020100000138000000D80BDA3376.png"/>
  <manifest:file-entry manifest:media-type="" manifest:full-path="Pictures/2000002F00000EFC000006689E5EE85D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8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800000" draw:marker-start-width="0.275cm" draw:marker-end-width="0.275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'DejaVu Sans Mono'" style:font-family-generic="modern" style:font-pitch="fix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'DejaVu Sans Mono'" style:font-family-generic="modern" style:font-pitch="fix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42cm" svg:height="0.873cm" svg:x="12cm" svg:y="10cm">
          <draw:image xlink:href="Pictures/2000002F00000EFC000006689E5EE85D.wmf" xlink:type="simple" xlink:show="embed" xlink:actuate="onLoad">
            <text:p/>
          </draw:image>
        </draw:frame>
        <draw:frame draw:style-name="gr2" draw:text-style-name="P2" draw:layer="layout" svg:width="1.179cm" svg:height="0.903cm" svg:x="8.321cm" svg:y="7.097cm">
          <draw:text-box>
            <text:p><text:span text:style-name="T1">R1</text:span></text:p>
          </draw:text-box>
        </draw:frame>
        <draw:frame draw:style-name="gr2" draw:text-style-name="P2" draw:layer="layout" svg:width="1.179cm" svg:height="0.903cm" svg:x="11.922cm" svg:y="2.198cm">
          <draw:text-box>
            <text:p><text:span text:style-name="T1">R2</text:span></text:p>
          </draw:text-box>
        </draw:frame>
        <draw:frame draw:style-name="gr2" draw:text-style-name="P2" draw:layer="layout" svg:width="1.179cm" svg:height="0.903cm" svg:x="16.322cm" svg:y="6.498cm">
          <draw:text-box>
            <text:p><text:span text:style-name="T1">R3</text:span></text:p>
          </draw:text-box>
        </draw:frame>
        <draw:line draw:style-name="gr3" draw:text-style-name="P3" draw:layer="layout" svg:x1="9.625cm" svg:y1="7.875cm" svg:x2="10.875cm" svg:y2="6.125cm">
          <text:p/>
        </draw:line>
        <draw:line draw:style-name="gr3" draw:text-style-name="P3" draw:layer="layout" svg:x1="10.5cm" svg:y1="6cm" svg:x2="10.875cm" svg:y2="6.126cm">
          <text:p/>
        </draw:line>
        <draw:line draw:style-name="gr4" draw:text-style-name="P3" draw:layer="layout" svg:x1="11.625cm" svg:y1="4.5cm" svg:x2="10.5cm" svg:y2="6cm">
          <text:p/>
        </draw:line>
        <draw:line draw:style-name="gr3" draw:text-style-name="P3" draw:layer="layout" svg:x1="15.875cm" svg:y1="7.75cm" svg:x2="14.625cm" svg:y2="6cm">
          <text:p/>
        </draw:line>
        <draw:line draw:style-name="gr3" draw:text-style-name="P3" draw:layer="layout" svg:x1="15cm" svg:y1="5.875cm" svg:x2="14.625cm" svg:y2="6.001cm">
          <text:p/>
        </draw:line>
        <draw:line draw:style-name="gr3" draw:text-style-name="P3" draw:layer="layout" svg:x1="13.875cm" svg:y1="4.375cm" svg:x2="15cm" svg:y2="5.875cm">
          <text:p/>
        </draw:line>
        <draw:line draw:style-name="gr3" draw:text-style-name="P3" draw:layer="layout" svg:x1="10.168cm" svg:y1="8.602cm" svg:x2="13.304cm" svg:y2="8.629cm">
          <text:p/>
        </draw:line>
        <draw:line draw:style-name="gr3" draw:text-style-name="P3" draw:layer="layout" svg:x1="13.142cm" svg:y1="8.25cm" svg:x2="13.303cm" svg:y2="8.63cm">
          <text:p/>
        </draw:line>
        <draw:line draw:style-name="gr3" draw:text-style-name="P3" draw:layer="layout" svg:x1="15.875cm" svg:y1="8.317cm" svg:x2="13.142cm" svg:y2="8.25cm">
          <text:p/>
        </draw:line>
        <draw:frame draw:style-name="gr2" draw:text-style-name="P4" draw:layer="layout" svg:width="1.518cm" svg:height="0.747cm" svg:x="9.5cm" svg:y="7.375cm">
          <draw:text-box>
            <text:p><text:span text:style-name="T2">s0/0</text:span></text:p>
          </draw:text-box>
        </draw:frame>
        <draw:frame draw:style-name="gr2" draw:text-style-name="P4" draw:layer="layout" svg:width="1.518cm" svg:height="0.747cm" svg:x="11.3cm" svg:y="4.676cm">
          <draw:text-box>
            <text:p><text:span text:style-name="T2">s0/0</text:span></text:p>
          </draw:text-box>
        </draw:frame>
        <draw:frame draw:style-name="gr2" draw:text-style-name="P4" draw:layer="layout" svg:width="1.518cm" svg:height="0.747cm" svg:x="14cm" svg:y="3.876cm">
          <draw:text-box>
            <text:p><text:span text:style-name="T2">s0/1</text:span></text:p>
          </draw:text-box>
        </draw:frame>
        <draw:frame draw:style-name="gr2" draw:text-style-name="P4" draw:layer="layout" svg:width="1.518cm" svg:height="0.747cm" svg:x="15.3cm" svg:y="6.777cm">
          <draw:text-box>
            <text:p><text:span text:style-name="T2">s0/1</text:span></text:p>
          </draw:text-box>
        </draw:frame>
        <draw:frame draw:style-name="gr2" draw:text-style-name="P4" draw:layer="layout" svg:width="1.518cm" svg:height="0.747cm" svg:x="14.3cm" svg:y="8.176cm">
          <draw:text-box>
            <text:p><text:span text:style-name="T2">s0/0</text:span></text:p>
          </draw:text-box>
        </draw:frame>
        <draw:frame draw:style-name="gr2" draw:text-style-name="P4" draw:layer="layout" svg:width="1.518cm" svg:height="0.747cm" svg:x="10cm" svg:y="8.478cm">
          <draw:text-box>
            <text:p><text:span text:style-name="T2">s0/1</text:span></text:p>
          </draw:text-box>
        </draw:frame>
        <draw:line draw:style-name="gr5" draw:text-style-name="P3" draw:layer="layout" svg:x1="9cm" svg:y1="10.625cm" svg:x2="9cm" svg:y2="9.375cm">
          <text:p/>
        </draw:line>
        <draw:line draw:style-name="gr5" draw:text-style-name="P3" draw:layer="layout" svg:x1="9cm" svg:y1="10.625cm" svg:x2="12cm" svg:y2="10.625cm">
          <text:p/>
        </draw:line>
        <draw:line draw:style-name="gr5" draw:text-style-name="P3" draw:layer="layout" svg:x1="17.125cm" svg:y1="10.25cm" svg:x2="17.125cm" svg:y2="9cm">
          <text:p/>
        </draw:line>
        <draw:line draw:style-name="gr5" draw:text-style-name="P3" draw:layer="layout" svg:x1="14cm" svg:y1="10.25cm" svg:x2="17.125cm" svg:y2="10.25cm">
          <text:p/>
        </draw:line>
        <draw:line draw:style-name="gr5" draw:text-style-name="P3" draw:layer="layout" svg:x1="18.75cm" svg:y1="10.625cm" svg:x2="18.625cm" svg:y2="2.5cm">
          <text:p/>
        </draw:line>
        <draw:line draw:style-name="gr5" draw:text-style-name="P3" draw:layer="layout" svg:x1="13.625cm" svg:y1="10.65cm" svg:x2="18.75cm" svg:y2="10.625cm">
          <text:p/>
        </draw:line>
        <draw:line draw:style-name="gr5" draw:text-style-name="P3" draw:layer="layout" svg:x1="13.25cm" svg:y1="3.25cm" svg:x2="13.25cm" svg:y2="2.5cm">
          <text:p/>
        </draw:line>
        <draw:line draw:style-name="gr5" draw:text-style-name="P3" draw:layer="layout" svg:x1="13.25cm" svg:y1="2.5cm" svg:x2="18.625cm" svg:y2="2.5cm">
          <text:p/>
        </draw:line>
        <draw:frame draw:style-name="gr2" draw:text-style-name="P2" draw:layer="layout" svg:width="2.195cm" svg:height="0.903cm" svg:x="12.075cm" svg:y="9.222cm">
          <draw:text-box>
            <text:p><text:span text:style-name="T1">LAN 1</text:span></text:p>
          </draw:text-box>
        </draw:frame>
        <draw:frame draw:style-name="gr2" draw:text-style-name="P4" draw:layer="layout" svg:width="1.518cm" svg:height="0.747cm" svg:x="8.8cm" svg:y="9.579cm">
          <draw:text-box>
            <text:p><text:span text:style-name="T2">f0/0</text:span></text:p>
          </draw:text-box>
        </draw:frame>
        <draw:frame draw:style-name="gr6" draw:text-style-name="P3" draw:layer="layout" svg:width="3cm" svg:height="2.644cm" svg:x="15.25cm" svg:y="6.606cm">
          <draw:image xlink:href="Pictures/2000003F000019F8000016E1B25DA732.svm" xlink:type="simple" xlink:show="embed" xlink:actuate="onLoad">
            <text:p/>
          </draw:image>
        </draw:frame>
        <draw:frame draw:style-name="gr2" draw:text-style-name="P4" draw:layer="layout" svg:width="1.518cm" svg:height="0.747cm" svg:x="16.875cm" svg:y="9.175cm">
          <draw:text-box>
            <text:p><text:span text:style-name="T2">f0/0</text:span></text:p>
          </draw:text-box>
        </draw:frame>
        <draw:frame draw:style-name="gr2" draw:text-style-name="P4" draw:layer="layout" svg:width="1.518cm" svg:height="0.747cm" svg:x="13.007cm" svg:y="2.428cm">
          <draw:text-box>
            <text:p><text:span text:style-name="T2">f0/0</text:span></text:p>
          </draw:text-box>
        </draw:frame>
        <draw:line draw:style-name="gr5" draw:text-style-name="P3" draw:layer="layout" svg:x1="6.9cm" svg:y1="10.375cm" svg:x2="8.625cm" svg:y2="10.375cm">
          <text:p/>
        </draw:line>
        <draw:line draw:style-name="gr5" draw:text-style-name="P3" draw:layer="layout" svg:x1="8.625cm" svg:y1="10.375cm" svg:x2="8.625cm" svg:y2="9.375cm">
          <text:p/>
        </draw:line>
        <draw:frame draw:style-name="gr2" draw:text-style-name="P4" draw:layer="layout" svg:width="1.518cm" svg:height="0.747cm" svg:x="7.2cm" svg:y="9.58cm">
          <draw:text-box>
            <text:p><text:span text:style-name="T2">f0/1</text:span></text:p>
          </draw:text-box>
        </draw:frame>
        <draw:frame draw:style-name="gr2" draw:text-style-name="P2" draw:layer="layout" svg:width="1.518cm" svg:height="0.903cm" svg:x="5.482cm" svg:y="9.347cm">
          <draw:text-box>
            <text:p><text:span text:style-name="T1">vde</text:span></text:p>
          </draw:text-box>
        </draw:frame>
        <draw:frame draw:style-name="gr6" draw:text-style-name="P3" draw:layer="layout" svg:width="3cm" svg:height="2.644cm" svg:x="11.15cm" svg:y="2.178cm">
          <draw:image xlink:href="Pictures/2000003F000019F8000016E1B25DA732.svm" xlink:type="simple" xlink:show="embed" xlink:actuate="onLoad">
            <text:p/>
          </draw:image>
        </draw:frame>
        <draw:frame draw:style-name="gr6" draw:text-style-name="P3" draw:layer="layout" svg:width="3cm" svg:height="2.644cm" svg:x="7.5cm" svg:y="7.056cm">
          <draw:image xlink:href="Pictures/2000003F000019F8000016E1B25DA732.svm" xlink:type="simple" xlink:show="embed" xlink:actuate="onLoad">
            <text:p/>
          </draw:image>
        </draw:frame>
        <draw:frame draw:style-name="gr7" draw:text-style-name="P3" draw:layer="layout" svg:width="3cm" svg:height="0.75cm" svg:x="4.7cm" svg:y="10.025cm">
          <draw:image xlink:href="Pictures/1000020100000138000000D80BDA337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2-28T23:23:56</meta:creation-date>
    <dc:date>2011-08-31T17:31:27</dc:date>
    <meta:editing-duration>PT8M28S</meta:editing-duration>
    <meta:editing-cycles>3</meta:editing-cycles>
    <meta:generator>LibreOffice/3.3$Unix LibreOffice_project/330m19$Build-401</meta:generator>
    <meta:document-statistic meta:object-count="39"/>
  </office:meta>
</office:document-meta>
</file>